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5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weight="bold" officeooo:rsid="0012f3aa" style:font-weight-asian="bold" style:font-weight-complex="bold"/>
    </style:style>
    <style:style style:name="T2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f1115" loext:opacity="100%" fo:letter-spacing="normal"/>
    </style:style>
    <style:style style:name="T6" style:family="text">
      <style:text-properties officeooo:rsid="0011162f"/>
    </style:style>
    <style:style style:name="T7" style:family="text">
      <style:text-properties officeooo:rsid="0012f3aa"/>
    </style:style>
    <style:style style:name="T8" style:family="text">
      <style:text-properties fo:font-size="14pt" fo:font-weight="bold" officeooo:rsid="0012f3aa" style:font-size-asian="14pt" style:font-weight-asian="bold" style:font-size-complex="14pt" style:font-weight-complex="bold"/>
    </style:style>
    <style:style style:name="T9" style:family="text">
      <style:text-properties fo:font-size="16pt" fo:font-weight="bold" officeooo:rsid="0012f3aa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Кейс 1 : </text:span>Валидация и подмена имени отправителя (Alpha Name) - </text:p>
      <text:p text:style-name="Standard">Кейс для успеха (Странный баг): "Рассогласование в ЛК: клиент видел 'PIZZA_SHOP' в статистике, но абоненты получали смс с 'DefaultName', что вызывало путаницу и недоверие к сервису."</text:p>
      <text:p text:style-name="Standard"/>
      <text:p text:style-name="Standard">Ситуация: Клиенты начали жаловаться на путаницу: "В вашем Личном кабинете я вижу, что сообщения отправлены с моего брендового имени PIZZA_SHOP, но мои клиенты присылают скриншоты смс с каким-то непонятным DefaultName! Ваша система врет!".</text:p>
      <text:p text:style-name="Standard"/>
      <text:p text:style-name="Standard">Ключевой момент: Проблема не в том, что сообщения не доходили, а в несоответствии данных в отчетности реальному положению дел. Это подрывало доверие к платформе.</text:p>
      <text:p text:style-name="Standard"/>
      <text:p text:style-name="Standard">Задача: Определить точку рассогласования в цепочке обработки сообщения. Почему ЛК отображает одно имя, а в смс-сообщении абонента подставляется другое? Нужно доказать, где именно возникает эта разница.</text:p>
      <text:p text:style-name="Standard"/>
      <text:p text:style-name="Standard">Решение (Ваши действия – ход расследования):</text:p>
      <text:p text:style-name="Standard"/>
      <text:p text:style-name="Standard">Воспроизведение и изоляция проблемы: Вы написали автоматизированный тест, который имитировал действия клиента:</text:p>
      <text:p text:style-name="Standard"/>
      <text:p text:style-name="Standard">Отправлял HTTP-запрос на API с sender_id = "PIZZA_SHOP" (несогласованное имя).</text:p>
      <text:p text:style-name="Standard"/>
      <text:p text:style-name="Standard">Через отдельный API запрашивал статус сообщения и данные по нему в ЛК. Тест фиксировал, что ЛК действительно возвращает PIZZA_SHOP.</text:p>
      <text:p text:style-name="Standard"/>
      <text:p text:style-name="Standard">Проверка работы шлюза (SMPP уровень): Чтобы понять, что же уходит оператору, вы использовали SMPP-эмулятор и Wireshark.</text:p>
      <text:p text:style-name="Standard"/>
      <text:p text:style-name="Standard">Вы перехватили SMPP-пакет, который ваш шлюз отправлял оператору.</text:p>
      <text:p text:style-name="Standard"/>
      <text:p text:style-name="Standard">Анализ в Wireshark показал, что шлюз корректно подменяет имя на Default_Name перед отправкой. Это стандартное и правильное поведение, если имя не согласовано.</text:p>
      <text:p text:style-name="Standard"/>
      <text:p text:style-name="Standard">Поиск корня проблемы (Анализ данных): Стало ясно, что шлюз работает верно, а проблема в данных для ЛК. Вы начали анализировать цепочку сохранения информации:</text:p>
      <text:p text:style-name="Standard"/>
      <text:p text:style-name="Standard">Проверили логи в Kibana для каждого микросервиса в цепочке: сервис приема сообщений, шлюз, сервис сбора статистики.</text:p>
      <text:p text:style-name="Standard"/>
      <text:p text:style-name="Standard">Выяснилось: Сервис, который формировал данные для отчетов в ClickHouse, брал sender_id не из финального, обработанного шлюзом сообщения, а напрямую из первоначального HTTP-запроса клиента, чтобы "порадовать" его и показать то имя, которое он указал.</text:p>
      <text:p text:style-name="Standard"/>
      <text:p text:style-name="Standard">Результат и гордость:</text:p>
      <text:p text:style-name="Standard">Вы обнаружили архитектурную ошибку в процессе сбора метрик. Сервис отчетов жертвовал точностью ради "удобства" данных. Ваше расследование, подкрепленное автоматизированными тестами и анализом логов, привело к важным изменениям:</text:p>
      <text:p text:style-name="Standard"/>
      <text:p text:style-name="Standard">Исправление логики: Сервис отчетов был переписан так, чтобы использовать итоговое alpha_name, которое прошло через шлюз и было отправлено оператору.</text:p>
      <text:p text:style-name="Standard"/>
      <text:p text:style-name="Standard"><text:soft-page-break/>Повышение прозрачности: В ЛК добавили статус или пометку для имени отправителя: "Согласовано" / "Подменено на стандартное". Клиенты стали видеть реальную картину.</text:p>
      <text:p text:style-name="Standard"/>
      <text:p text:style-name="Standard">Устранение недоверия: Инциденты с путаницей прекратились.</text:p>
      <text:p text:style-name="Standard"/>
      <text:p text:style-name="Standard">Почему это сильный кейс для собеседования:</text:p>
      <text:p text:style-name="Standard"/>
      <text:p text:style-name="Standard">Глубина: Вы копали не до первой причины ("шлюз подменяет"), а до настоящего корня проблемы ("сервис отчетов берет не те данные").</text:p>
      <text:p text:style-name="Standard"/>
      <text:p text:style-name="Standard">Инструменты: Вы продемонстрировали владение целым стеком: API-автотесты, SMPP, Wireshark, Kibana, ClickHouse.</text:p>
      <text:p text:style-name="Standard"/>
      <text:p text:style-name="Standard">Бизнес-ценность: Вы решили не техническую, а коммуникационную и доверительную проблему с клиентами.</text:p>
      <text:p text:style-name="Standard"/>
      <text:p text:style-name="Standard">Системное мышление: Вы мыслили не в рамках одного модуля, а как данные текут по всей системе.</text:p>
      <text:p text:style-name="Standard"/>
      <text:p text:style-name="Standard">Формулировка "клиент видел одно, а по факту было другое" делает историю очень живой и понятной даже не-техническому собеседнику.</text:p>
      <text:p text:style-name="Standard"><text:line-break/><text:line-break/><text:line-break/><text:span text:style-name="T9">Кейс 2</text:span><text:span text:style-name="T7"> :<text:line-break/><text:line-break/></text:span><text:span text:style-name="Strong_20_Emphasis"><text:span text:style-name="T5"> </text:span></text:span><text:span text:style-name="Strong_20_Emphasis"><text:span text:style-name="T2">Отложенная отправка и тарификация - (Финансовое рассогласование)</text:span></text:span></text:p>
      <text:p text:style-name="P4"><text:span text:style-name="Strong_20_Emphasis"><text:span text:style-name="T3">Кейс для успеха (Странный баг): "Финансовое рассогласование с оператором: отложенные сообщения, отправленные после полуночи, тарифицировались по старому тарифу, в то время как оператор выставлял счет по новому."</text:span></text:span></text:p>
      <text:list text:style-name="L7">
        <text:list-item>
          <text:p text:style-name="P5"><text:span text:style-name="Strong_20_Emphasis"><text:span text:style-name="T3">Ситуация:</text:span></text:span><text:span text:style-name="T4"> В рамках ежемесячного закрытия финансового периода бухгалтерия обнаружила </text:span><text:span text:style-name="Strong_20_Emphasis"><text:span text:style-name="T3">расхождение в суммах</text:span></text:span><text:span text:style-name="T4"> с одним из мобильных операторов. Оператор выставил счет на большую сумму, чем была списана с клиентов за определенный период. Разница была незначительной в процентах, но существенной в абсолютных цифрах. Проблему было сложно локализовать, так как она "растворялась" в миллионах сообщений.</text:span></text:p>
        </text:list-item>
        <text:list-item>
          <text:p text:style-name="P5"><text:span text:style-name="Strong_20_Emphasis"><text:span text:style-name="T3">Задача:</text:span></text:span><text:span text:style-name="T4"> Выяснить, для каких именно сообщений возникает расхождение в тарификации между нашей внутренней системой и оператором. Найти закономерность.</text:span></text:p>
        </text:list-item>
        <text:list-item>
          <text:p text:style-name="P6"><text:span text:style-name="Strong_20_Emphasis"><text:span text:style-name="T3">Решение (Ваши действия – ход расследования):</text:span></text:span></text:p>
          <text:list>
            <text:list-item>
              <text:p text:style-name="P6"><text:span text:style-name="Strong_20_Emphasis"><text:span text:style-name="T3">Анализ данных и выдвижение гипотезы:</text:span></text:span><text:span text:style-name="T4"> Вы не стали писать тест сразу. Сначала вы провели </text:span><text:span text:style-name="Strong_20_Emphasis"><text:span text:style-name="T3">аналитическую работу</text:span></text:span><text:span text:style-name="T4">:</text:span></text:p>
              <text:list>
                <text:list-item>
                  <text:p text:style-name="P5"><text:soft-page-break/><text:span text:style-name="T4">Экспортировали данные из </text:span><text:span text:style-name="Strong_20_Emphasis"><text:span text:style-name="T3">ClickHouse</text:span></text:span><text:span text:style-name="T4"> за проблемный период.</text:span></text:p>
                </text:list-item>
                <text:list-item>
                  <text:p text:style-name="P5"><text:span text:style-name="T4">Написали </text:span><text:span text:style-name="Strong_20_Emphasis"><text:span text:style-name="T3">сложный SQL-запрос</text:span></text:span><text:span text:style-name="T4">, который сравнивал наши внутренние записи о списаниях (по тарифам клиентов) с логами оператора (которые тоже хранились у нас). Вы искали сообщения, где сумма списания с клиента и сумма в логе от оператора отличались.</text:span></text:p>
                </text:list-item>
                <text:list-item>
                  <text:p text:style-name="P5"><text:span text:style-name="Strong_20_Emphasis"><text:span text:style-name="T3">Гипотеза:</text:span></text:span><text:span text:style-name="T4"> Анализ показал, что почти все расхождения касались сообщений, которые были </text:span><text:span text:style-name="Emphasis"><text:span text:style-name="T4">созданы</text:span></text:span><text:span text:style-name="T4"> в один день (например, 31 числа), а </text:span><text:span text:style-name="Emphasis"><text:span text:style-name="T4">отправлены</text:span></text:span><text:span text:style-name="T4"> в другой (1 числа следующего месяца). Вы заподозрили проблему с отложенными сообщениями.</text:span></text:p>
                </text:list-item>
              </text:list>
            </text:list-item>
            <text:list-item>
              <text:p text:style-name="P6"><text:span text:style-name="Strong_20_Emphasis"><text:span text:style-name="T3">Создание автоматизированного сценария для доказательства:</text:span></text:span><text:span text:style-name="T4"> Чтобы подтвердить гипотезу, вы разработали и запустили комплексный тест, имитирующий "смену тарифа" как при переходе через месяц:</text:span></text:p>
              <text:list>
                <text:list-item>
                  <text:p text:style-name="P5"><text:span text:style-name="Strong_20_Emphasis"><text:span text:style-name="T3">Шаг 1:</text:span></text:span><text:span text:style-name="T4"> Создать тестового клиента с тарифом "Старый" (дешевый).</text:span></text:p>
                </text:list-item>
                <text:list-item>
                  <text:p text:style-name="P5"><text:span text:style-name="Strong_20_Emphasis"><text:span text:style-name="T3">Шаг 2:</text:span></text:span><text:span text:style-name="T4"> Через API создать отложенное сообщение с временем отправки, скажем, через 2 минуты (эмулируя отправку "в следующем периоде").</text:span></text:p>
                </text:list-item>
                <text:list-item>
                  <text:p text:style-name="P5"><text:span text:style-name="Strong_20_Emphasis"><text:span text:style-name="T3">Шаг 3:</text:span></text:span><text:span text:style-name="T4"> </text:span><text:span text:style-name="Strong_20_Emphasis"><text:span text:style-name="T3">Ключевое действие:</text:span></text:span><text:span text:style-name="T4"> Через другой API-вызов </text:span><text:span text:style-name="Emphasis"><text:span text:style-name="T4">до момента отправки сообщения</text:span></text:span><text:span text:style-name="T4"> изменить тариф клиента на "Новый" (дорогой). Это имитировало смену тарифного плана оператора в 00:01.</text:span></text:p>
                </text:list-item>
                <text:list-item>
                  <text:p text:style-name="P5"><text:span text:style-name="Strong_20_Emphasis"><text:span text:style-name="T3">Шаг 4:</text:span></text:span><text:span text:style-name="T4"> Дождаться отправки сообщения (с помощью поллинга статуса).</text:span></text:p>
                </text:list-item>
                <text:list-item>
                  <text:p text:style-name="P5"><text:span text:style-name="Strong_20_Emphasis"><text:span text:style-name="T3">Шаг 5:</text:span></text:span><text:span text:style-name="T4"> Проверить данные в </text:span><text:span text:style-name="Strong_20_Emphasis"><text:span text:style-name="T3">биллинговой БД (PostgreSQL)</text:span></text:span><text:span text:style-name="T4">: по какому тарифу произошло фактическое списание с клиента?</text:span></text:p>
                </text:list-item>
                <text:list-item>
                  <text:p text:style-name="P5"><text:span text:style-name="Strong_20_Emphasis"><text:span text:style-name="T3">Шаг 6:</text:span></text:span><text:span text:style-name="T4"> Проверить логи в </text:span><text:span text:style-name="Strong_20_Emphasis"><text:span text:style-name="T3">Kibana</text:span></text:span><text:span text:style-name="T4"> от SMPP-шлюза: по какому тарифу мы фактически отправили сообщение оператору? (Тариф оператора тоже мог измениться).</text:span></text:p>
                </text:list-item>
              </text:list>
            </text:list-item>
            <text:list-item>
              <text:p text:style-name="P5"><text:span text:style-name="Strong_20_Emphasis"><text:span text:style-name="T3">Результат теста:</text:span></text:span><text:span text:style-name="T4"> Тест показал, что внутренняя система биллинга брала тариф клиента </text:span><text:span text:style-name="Strong_20_Emphasis"><text:span text:style-name="T3">на момент создания сообщения</text:span></text:span><text:span text:style-name="T4"> ("Старый", дешевый). А вот при отправке через SMPP шлюз использовал </text:span><text:span text:style-name="Strong_20_Emphasis"><text:span text:style-name="T3">актуальный на тот момент тариф оператора</text:span></text:span><text:span text:style-name="T4"> ("Новый", дорогой).</text:span></text:p>
            </text:list-item>
          </text:list>
        </text:list-item>
        <text:list-item>
          <text:p text:style-name="P6"><text:span text:style-name="Strong_20_Emphasis"><text:span text:style-name="T3">Результат и гордость:</text:span></text:span><text:span text:style-name="T4"><text:line-break/>Вы обнаружили </text:span><text:span text:style-name="Strong_20_Emphasis"><text:span text:style-name="T3">критический баг в ядре биллинговой системы</text:span></text:span><text:span text:style-name="T4">, который приводил к прямым финансовым потерям компании. Деньги с клиента списывались по одной ставке, а оператору мы платили по другой, более высокой.</text:span></text:p>
          <text:list>
            <text:list-item>
              <text:p text:style-name="P2">Ваше расследование привело к исправлению логики: система была доработана так, чтобы для отложенных сообщений тариф фиксировался либо на момент отправки (с обязательной проверкой и клиентского, и операторского тарифа), либо внедрена сложная, но корректная система "заморозки" тарифа на момент создания с учетом правил оператора.</text:p>
            </text:list-item>
            <text:list-item>
              <text:p text:style-name="P5"><text:span text:style-name="T4">Вы не просто нашли баг, а </text:span><text:span text:style-name="Strong_20_Emphasis"><text:span text:style-name="T3">предотвратили регулярные убытки</text:span></text:span><text:span text:style-name="T4"> и повысили точность финансового планирования.</text:span></text:p>
            </text:list-item>
          </text:list>
        </text:list-item>
      </text:list>
      <text:p text:style-name="P4"><text:span text:style-name="Strong_20_Emphasis"><text:span text:style-name="T3">Почему эта версия кейса еще сильнее для собеседования:</text:span></text:span></text:p>
      <text:list text:style-name="L8">
        <text:list-item>
          <text:p text:style-name="P7"><text:soft-page-break/><text:span text:style-name="Strong_20_Emphasis"><text:span text:style-name="T3">Бизнес-impact:</text:span></text:span><text:span text:style-name="T4"> Проблема напрямую касается </text:span><text:span text:style-name="Strong_20_Emphasis"><text:span text:style-name="T3">денег компании</text:span></text:span><text:span text:style-name="T4">, а не просто недовольства клиента. Это всегда имеет больший вес.</text:span></text:p>
        </text:list-item>
        <text:list-item>
          <text:p text:style-name="P7"><text:span text:style-name="Strong_20_Emphasis"><text:span text:style-name="T3">Сложность:</text:span></text:span><text:span text:style-name="T4"> Вы выступаете здесь не только как тестировщик, но и как </text:span><text:span text:style-name="Strong_20_Emphasis"><text:span text:style-name="T3">data detective</text:span></text:span><text:span text:style-name="T4">, используя SQL и аналитику для поиска закономерностей в больших данных.</text:span></text:p>
        </text:list-item>
        <text:list-item>
          <text:p text:style-name="P7"><text:span text:style-name="Strong_20_Emphasis"><text:span text:style-name="T3">Системное мышление:</text:span></text:span><text:span text:style-name="T4"> Вы учитываете взаимодействие не только внутренних сервисов (биллинг, шлюз), но и внешнего контрагента — оператора связи.</text:span></text:p>
        </text:list-item>
        <text:list-item>
          <text:p text:style-name="P7"><text:span text:style-name="Strong_20_Emphasis"><text:span text:style-name="T3">Проактивность:</text:span></text:span><text:span text:style-name="T4"> Вы не ждали жалоб от клиентов, а реагировали на внутреннюю проблему бизнеса.</text:span></text:p>
        </text:list-item>
      </text:list>
      <text:p text:style-name="P3">Это история о том, как автоматизация тестирования и аналитические навыки напрямую повлияли на финансовую стабильность проек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2:45:40.481000000</meta:creation-date>
    <dc:date>2025-09-23T13:00:17.586000000</dc:date>
    <meta:editing-duration>PT14M37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4" meta:paragraph-count="52" meta:word-count="1005" meta:character-count="7291" meta:non-whitespace-character-count="6351"/>
  </office:meta>
</office:document-meta>
</file>